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DejaVu Sans"/>
    </style:style>
    <style:style style:name="P2" style:family="paragraph" style:parent-style-name="Standard">
      <style:text-properties style:font-name="DejaVu Sans"/>
    </style:style>
    <style:style style:name="P3" style:family="paragraph" style:parent-style-name="Standard">
      <style:paragraph-properties fo:break-before="page"/>
      <style:text-properties style:font-name="DejaVu Sans"/>
    </style:style>
    <style:style style:name="P4" style:family="paragraph" style:parent-style-name="Standard">
      <style:text-properties style:font-name="DejaVu Sans" officeooo:paragraph-rsid="00172652"/>
    </style:style>
    <style:style style:name="T1" style:family="text">
      <style:text-properties officeooo:rsid="001665b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Jacques Brel - Les bonbons</text:h>
      <text:p text:style-name="P2"/>
      <text:p text:style-name="P2">Je vous ai apporté des bonbons</text:p>
      <text:p text:style-name="P2">[жё ву е апорте дэ бо̃бо̃]</text:p>
      <text:p text:style-name="P2"/>
      <text:p text:style-name="P2">Parce que les fleurs c'est périssable</text:p>
      <text:p text:style-name="P2">[парсё кё лэ флёр сэ перисабл]</text:p>
      <text:p text:style-name="P2"/>
      <text:p text:style-name="P2">Puis les bonbons c'est tellement bon</text:p>
      <text:p text:style-name="P2">[пюи лэ бо̃бо̃ сэ тэлёма̃ бо̃]</text:p>
      <text:p text:style-name="P2"/>
      <text:p text:style-name="P2">Bien que les fleurs soient plus présentables</text:p>
      <text:p text:style-name="P2">[бйэ̃ кё лэ флёр суа плю преза̃табл]</text:p>
      <text:p text:style-name="P2"/>
      <text:p text:style-name="P2">Surtout quand elles sont en boutons</text:p>
      <text:p text:style-name="P2">[сюрту ка̃ эл со̃ а̃ буто̃]</text:p>
      <text:p text:style-name="P2"/>
      <text:p text:style-name="P2">Mais je vous ai apporté des bonbons</text:p>
      <text:p text:style-name="P2">[мэ жё ву е апорте дэ бо̃бо̃]</text:p>
      <text:p text:style-name="P2"/>
      <text:p text:style-name="P2">--</text:p>
      <text:p text:style-name="P2"/>
      <text:p text:style-name="P2">J'espère qu'on pourra se promener</text:p>
      <text:p text:style-name="P2">[жэспэр ко̃ пура сё промёне]</text:p>
      <text:p text:style-name="P2"/>
      <text:p text:style-name="P2">Que madame votre mère ne dira rien</text:p>
      <text:p text:style-name="P2">[кё мадам вотр мэр нё дира рйэ̃]</text:p>
      <text:p text:style-name="P2"/>
      <text:p text:style-name="P2">On ira voir passer les trains</text:p>
      <text:p text:style-name="P2">[о̃ н_ира вуар пасе лэ трэ̃]</text:p>
      <text:p text:style-name="P2"/>
      <text:p text:style-name="P2">A huit heures je vous ramènerai</text:p>
      <text:p text:style-name="P2">[а юи т_ёр жё ву рамэнёре]</text:p>
      <text:p text:style-name="P2"/>
      <text:p text:style-name="P2">Quel beau dimanche pour la saison</text:p>
      <text:p text:style-name="P2">[кел бо дима̃ш пур ла сэзо̃]</text:p>
      <text:p text:style-name="P2"/>
      <text:p text:style-name="P2">Je vous ai apporté des bonbons</text:p>
      <text:p text:style-name="P2">[жё ву е апорте дэ бо̃бо̃]</text:p>
      <text:p text:style-name="P2"/>
      <text:p text:style-name="P2">--</text:p>
      <text:p text:style-name="P2"/>
      <text:p text:style-name="P3">Si vous saviez ce que je suis fier</text:p>
      <text:p text:style-name="P2">[си ву савйе сё кё жё сюи фйэр]</text:p>
      <text:p text:style-name="P2"/>
      <text:p text:style-name="P2">De vous voir pendue à mon bras</text:p>
      <text:p text:style-name="P2">[дё ву вуар па̃дю а мо̃ бра]</text:p>
      <text:p text:style-name="P2"/>
      <text:p text:style-name="P2">Les gens me regardent de travers</text:p>
      <text:p text:style-name="P2">[лэ жа̃ мё рёгард дё травэр]</text:p>
      <text:p text:style-name="P2"/>
      <text:p text:style-name="P2">Il y en a même qui rient derrière moi</text:p>
      <text:p text:style-name="P2">[ил и а̃ н_а мэм ки ри дэрйэр муа]</text:p>
      <text:p text:style-name="P2"/>
      <text:p text:style-name="P2">Le monde est plein de polissons</text:p>
      <text:p text:style-name="P2">[лё мо̃д э плэ̃ дё полисо̃]</text:p>
      <text:p text:style-name="P2"/>
      <text:p text:style-name="P2">Je vous ai apporté des bonbons</text:p>
      <text:p text:style-name="P2">[же ву ё апорте дэ бо̃бо̃]</text:p>
      <text:p text:style-name="P2"/>
      <text:p text:style-name="P2">--</text:p>
      <text:p text:style-name="P2"/>
      <text:p text:style-name="P2">Oh oui Germaine est moins bien que vous</text:p>
      <text:p text:style-name="P2">[о уи жэрмэн э муэ̃ бйэ̃ кё ву]</text:p>
      <text:p text:style-name="P2"/>
      <text:p text:style-name="P2">Oh oui Germaine elle est moins belle</text:p>
      <text:p text:style-name="P2">[о уи жэрмэн эл э муэ̃ бэл]</text:p>
      <text:p text:style-name="P2"/>
      <text:p text:style-name="P2">C'est vrai que Germaine a des cheveux roux</text:p>
      <text:p text:style-name="P2">[сэ врэ кё жэрмэн а дэ шёве̄ ру]</text:p>
      <text:p text:style-name="P2"/>
      <text:p text:style-name="P2">C'est vrai que Germaine elle est cruelle</text:p>
      <text:p text:style-name="P2">[сэ врэ кё жэрмэн эл э крюэл]</text:p>
      <text:p text:style-name="P2"/>
      <text:p text:style-name="P2">Ça vous avez mille fois raison</text:p>
      <text:p text:style-name="P2">[са ву аве мил фуа рэзо̃]</text:p>
      <text:p text:style-name="P2"/>
      <text:p text:style-name="P2">Je vous ai apporté des bonbons</text:p>
      <text:p text:style-name="P2">[жё ву ё апорте дэ бо̃бо̃]</text:p>
      <text:p text:style-name="P2"/>
      <text:p text:style-name="P2">--</text:p>
      <text:p text:style-name="P2"/>
      <text:p text:style-name="P2"/>
      <text:p text:style-name="P3">Et nous voilà sur la Grand' Place</text:p>
      <text:p text:style-name="P2">[е ну вуала сюр ла гра̃ плас]</text:p>
      <text:p text:style-name="P2"/>
      <text:p text:style-name="P2">Sur le kiosque on joue Mozart</text:p>
      <text:p text:style-name="P2">[сюр лё кйоск о̃ жу мозар]</text:p>
      <text:p text:style-name="P2"/>
      <text:p text:style-name="P2">Mais dites-moi que c'est par hasard</text:p>
      <text:p text:style-name="P2">[мэ дит муа кё сэ пар азар]</text:p>
      <text:p text:style-name="P2"/>
      <text:p text:style-name="P2">Qu'il y a là votre ami Léon</text:p>
      <text:p text:style-name="P2">[кил и а ла вотр ами леон]</text:p>
      <text:p text:style-name="P2"/>
      <text:p text:style-name="P2">Si vous voulez que je cède ma place</text:p>
      <text:p text:style-name="P2">[си ву вуле кё йё сэд ма плас]</text:p>
      <text:p text:style-name="P2"/>
      <text:p text:style-name="P2">J'avais apporté des bonbons</text:p>
      <text:p text:style-name="P2">[жавэ апорте дэ бо̃бо̃]</text:p>
      <text:p text:style-name="P2"/>
      <text:p text:style-name="P2">--</text:p>
      <text:p text:style-name="P2"/>
      <text:p text:style-name="P2">Mais bonjour mademoiselle Germaine</text:p>
      <text:p text:style-name="P2">[мэ бо̃жур мадмуазэл жэрмэн]</text:p>
      <text:p text:style-name="P2"/>
      <text:p text:style-name="P4">Je vous ai apporté des bonbons</text:p>
      <text:p text:style-name="P2">[жё ву ё апорте дэ бо̃бо̃]</text:p>
      <text:p text:style-name="P2"/>
      <text:p text:style-name="P2">Parce que les fleurs c'est périssable</text:p>
      <text:p text:style-name="P2">[парсё кё лэ флёр сэ перисабл]</text:p>
      <text:p text:style-name="P2"/>
      <text:p text:style-name="P2">Puis les bonbons c'est tellement bon</text:p>
      <text:p text:style-name="P2">[пюи лэ бо̃бо̃ сэ тэлёма̃ бо̃]</text:p>
      <text:p text:style-name="P2"/>
      <text:p text:style-name="P2">Bien que les fleurs soient plus présentables... </text:p>
      <text:p text:style-name="P2">[бйэ̃ кё лэ флёр суа плю преза̃табл]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9:49:08.405257888</meta:creation-date>
    <dc:date>2025-02-25T00:16:15.176676774</dc:date>
    <meta:editing-duration>PT4H6M38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3" meta:paragraph-count="76" meta:word-count="461" meta:character-count="2175" meta:non-whitespace-character-count="1789"/>
  </office:meta>
</office:document-meta>
</file>